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TOTALNE<text:s text:c="2"/>PODSTAWY</text:span></text:p>
      <text:p text:style-name="P1"><text:span text:style-name="T2"/></text:p>
      <text:p text:style-name="P1"><text:span text:style-name="T3">*. Wy</text:span><text:span text:style-name="T4">świetl nazwisko, daty zatrudnienia, wysokosc wynagrodzenia w taki sposob by kazda z kolumn </text:span></text:p>
      <text:p text:style-name="P1"><text:span text:style-name="T5">miala alias a wynik byl posortowany malejaco wg. daty zatrudnienia a w przypadku tej samej daty zatrudnienia</text:span></text:p>
      <text:p text:style-name="P1"><text:span text:style-name="T5">malejaco po wysokosci wynagrodzenia.</text:span></text:p>
      <text:p text:style-name="P1"><text:span text:style-name="T6"/></text:p>
      <text:p text:style-name="P1"><text:span text:style-name="T7">**.Wy</text:span><text:span text:style-name="T8">świetl nazwiska, prowizje, wynagrodzenie i wynik mnozenia kolumny z wynagrodzeniem razy kolumna z prowizja. </text:span></text:p>
      <text:p text:style-name="P1"><text:span text:style-name="T9">Kolumnom nadaj aliasy, a wynik posortuj w taki sposob by najpierw byl wiersze majace wartosci w prowizjach (sortowanie malejace),</text:span></text:p>
      <text:p text:style-name="P1"><text:span text:style-name="T9">po nich te majace null w wartosci prowizji.</text:span></text:p>
      <text:p text:style-name="P1"><text:span text:style-name="T10"/></text:p>
      <text:p text:style-name="P1"><text:span text:style-name="T10"/></text:p>
      <text:p text:style-name="P1"><text:span text:style-name="T11">WHERE </text:span></text:p>
      <text:p text:style-name="P1"><text:span text:style-name="T12"/></text:p>
      <text:p text:style-name="P1"><text:span text:style-name="T13">*. Wy</text:span><text:span text:style-name="T14">świetl nazwiska,imiona i wynagrodzenia osob zarabiajacych wiecej niz 10000$. Wynik posortuj malejąco wg. wynagrodzeń.</text:span></text:p>
      <text:p text:style-name="P1"><text:span text:style-name="T15">**. Wy</text:span><text:span text:style-name="T16">świetl nazwiska, wynagrodzenia, prowizj</text:span><text:span text:style-name="T17">ę,numer departamentu os</text:span><text:span text:style-name="T18">ób które nie pracuja w departamencie numer 50 i jednoczesnie</text:span></text:p>
      <text:p text:style-name="P1"><text:span text:style-name="T19">zarabiaja wiecej niz 5000. Kolumnom nadaj aliasy a wynik posortuj rosnaco najpierw wg<text:s text:c="2"/>numeru departamentu,</text:span></text:p>
      <text:p text:style-name="P1"><text:span text:style-name="T19">a w przypadku tego samego numeru departamentu malejaco po wynagrodzeniu.</text:span></text:p>
      <text:p text:style-name="P1"><text:span text:style-name="T20"/></text:p>
      <text:p text:style-name="P1"><text:span text:style-name="T21">FUNKCJE TEKSTOWE I LICZBOWE + NVL</text:span></text:p>
      <text:p text:style-name="P1"><text:span text:style-name="T22"/></text:p>
      <text:p text:style-name="P1"><text:span text:style-name="T23">*. Wy</text:span><text:span text:style-name="T24">świetl imiona i nazwiska powiększone i sklejone do jednej kolumny. Wynik powinien być posortowany po nazwiskach a kolumna mieć alias.</text:span></text:p>
      <text:p text:style-name="P1"><text:span text:style-name="T25">**. Wy</text:span><text:span text:style-name="T26">świetl powiekszone nazwiska,imiona</text:span><text:span text:style-name="T27"><text:s/>i emaile. Emaile nie pobieraj z kolumny email tylko wygeneruj.</text:span></text:p>
      <text:p text:style-name="P1"><text:span text:style-name="T28">Adresy email powinny skladac sie z pierwszej litery imienia, kropki, calego nazwiska i ciagu @jsystems.pl.</text:span></text:p>
      <text:p text:style-name="P1"><text:span text:style-name="T28">Caly adres email powinien byc napisany malymi literami. W wyniku nie chcemy osob ktore otrzymuja jakas </text:span></text:p>
      <text:p text:style-name="P1"><text:span text:style-name="T28">prowizj</text:span><text:span text:style-name="T29">ę, ani osob z departamentu 90. Kolumnom nadaj aliasy.</text:span></text:p>
      <text:p text:style-name="P1"><text:span text:style-name="T30"/></text:p>
      <text:p text:style-name="P1"><text:span text:style-name="T31">**.<text:s text:c="2"/>Wy</text:span><text:span text:style-name="T32">świetl nazwiska, wynagrodzenia, prowizje i wartosc prowizji wyliczona jako iloczyn wynagrodzenia i prowizji </text:span></text:p>
      <text:p text:style-name="P1"><text:span text:style-name="T33">zaokraglony do 2 miejsc po przecinku. Zadbaj o to by w ostatniej kolumnie nigdy nie pojawial sie null. W przypadku</text:span></text:p>
      <text:p text:style-name="P1"><text:span text:style-name="T33">pojawienia sie null'a chcemy tam wstawic 0. Wynik posortuj po ostatniej kolumnie malejaco.</text:span></text:p>
      <text:p text:style-name="P1"><text:span text:style-name="T34"/></text:p>
      <text:p text:style-name="P1"><text:span text:style-name="T34"/></text:p>
      <text:p text:style-name="P1"><text:span text:style-name="T35">FUNKCJE DATOCZASOWE</text:span></text:p>
      <text:p text:style-name="P1"><text:span text:style-name="T36"/></text:p>
      <text:p text:style-name="P1"><text:span text:style-name="T37">*. Wy</text:span><text:span text:style-name="T38">świetl osoby zatrudnione w weekend</text:span></text:p>
      <text:p text:style-name="P1"><text:span text:style-name="T39">*. Wy</text:span><text:span text:style-name="T40">świetl imiona, nazwiska, daty zatrudnienia w formacie dd-mm-yyyy i ilość pelnych lat przepracowanych w firmie.</text:span></text:p>
      <text:p text:style-name="P1"><text:span text:style-name="T41"/></text:p>
      <text:p text:style-name="P1"><text:span text:style-name="T42">**. Dowiedz si</text:span><text:span text:style-name="T43">ę jakiego dnia tygodnia się urodziles (tylko nie dzwon do mamy ;) )</text:span></text:p>
      <text:p text:style-name="P1"><text:span text:style-name="T44"/></text:p>
      <text:p text:style-name="P1"><text:span text:style-name="T44"/></text:p>
      <text:p text:style-name="P1"><text:span text:style-name="T44"/></text:p>
      <text:p text:style-name="P1"><text:span text:style-name="T44"/></text:p>
      <text:p text:style-name="P1"><text:span text:style-name="T44"/></text:p>
      <text:p text:style-name="P1"><text:span text:style-name="T44"/></text:p>
      <text:p text:style-name="P1"><text:span text:style-name="T44"/></text:p>
      <text:p text:style-name="P1"><text:span text:style-name="T45">AGRETATY </text:span></text:p>
      <text:p text:style-name="P1"><text:span text:style-name="T46"/></text:p>
      <text:p text:style-name="P1"><text:span text:style-name="T46"/></text:p>
      <text:p text:style-name="P1"><text:span text:style-name="T47">*. Wyswietl w formacie dd-mm-yyyy najwczesniejsza dat</text:span><text:span text:style-name="T48">ę zatrudnienia w firmie.</text:span></text:p>
      <text:p text:style-name="P1"><text:span text:style-name="T49">**. Wy</text:span><text:span text:style-name="T50">świetl z dokladnoscia do 2 miejsc po przecinku przycieta ilosc lat pomiedzy zatrudnieniem pierwszej i ostatniej osoby w firmie</text:span></text:p>
      <text:p text:style-name="P1"><text:span text:style-name="T51">**. Wy</text:span><text:span text:style-name="T52">świetl ilość osob otrzymujacych jakas prowizję kt</text:span><text:span text:style-name="T53">óre nie zostaly zatrudnione w 2001 roku</text:span></text:p>
      <text:p text:style-name="P1"><text:span text:style-name="T54">**. Wy</text:span><text:span text:style-name="T55">świetl sumę wynagrodzeń os</text:span><text:span text:style-name="T56">ób które nie zostay zatrudnione w latach 2001-2005</text:span></text:p>
      <text:p text:style-name="P1"><text:span text:style-name="T57"/></text:p>
      <text:p text:style-name="P1"><text:span text:style-name="T57"/></text:p>
      <text:p text:style-name="P1"><text:span text:style-name="T58">GRUPOWANIE + HAVING</text:span></text:p>
      <text:p text:style-name="P1"><text:span text:style-name="T59"/></text:p>
      <text:p text:style-name="P1"><text:span text:style-name="T60">*. Wy</text:span><text:span text:style-name="T61">świetl numery departament</text:span><text:span text:style-name="T62">ów i ró</text:span><text:span text:style-name="T63">żnicę w pelnych dniach pomiedzy zatrudnieniem pierwszego i ostatniego</text:span></text:p>
      <text:p text:style-name="P1"><text:span text:style-name="T64">pracownika w ramach danego departamentu.</text:span></text:p>
      <text:p text:style-name="P1"><text:span text:style-name="T65"/></text:p>
      <text:p text:style-name="P1"><text:span text:style-name="T66">**.<text:s text:c="2"/>Wyswietl grupy pracownikow wg. roku zatrudnienia a obok roku zatrudnienia wyswietl </text:span></text:p>
      <text:p text:style-name="P1"><text:span text:style-name="T66">sum</text:span><text:span text:style-name="T67">ę zarobkow wsrod osob zatrudnionych w danym roku.</text:span></text:p>
      <text:p text:style-name="P1"><text:span text:style-name="T68">Interesuja nas tylko grupy ktore maja sum</text:span><text:span text:style-name="T69">ę zarobkow wieksza niz 30000. Wynik posortuj</text:span></text:p>
      <text:p text:style-name="P1"><text:span text:style-name="T70">malejaco wg. sumy zarobkow a kolumnom nadaj aliasy.</text:span></text:p>
      <text:p text:style-name="P1"><text:span text:style-name="T71"/></text:p>
      <text:p text:style-name="P1"><text:span text:style-name="T72">**. Wyswietl srednie zarobki zaokraglone do 2 miejsc po przecinku w podziale najpierw na departamenty a nastepnie</text:span></text:p>
      <text:p text:style-name="P1"><text:span text:style-name="T72">na rok zatrudnienia.</text:span></text:p>
      <text:p text:style-name="P1"><text:span text:style-name="T73"/></text:p>
      <text:p text:style-name="P1"><text:span text:style-name="T73"/></text:p>
      <text:p text:style-name="P1"><text:span text:style-name="T74">PODZAPYTANIA NIESKORELOWANE I W KLAUZULACH IN I NOT IN</text:span></text:p>
      <text:p text:style-name="P1"><text:span text:style-name="T75"/></text:p>
      <text:p text:style-name="P1"><text:span text:style-name="T76">*. Wyswietl nazwiska, zarobki oraz stosunek zarobkow danego goscia do sumy zarobkow w calej firmie wyrazone </text:span></text:p>
      <text:p text:style-name="P1"><text:span text:style-name="T76">procentowo.</text:span></text:p>
      <text:p text:style-name="P1"><text:span text:style-name="T76">King|20000|5%</text:span></text:p>
      <text:p text:style-name="P1"><text:span text:style-name="T77"/></text:p>
      <text:p text:style-name="P1"><text:span text:style-name="T78">**. Wy</text:span><text:span text:style-name="T79">świetl numery pracownikow, nazwiska, ilosc dni od zatrudnienia pierwszego pracownika w calej firmie do </text:span></text:p>
      <text:p text:style-name="P1"><text:span text:style-name="T80">zatrudnienia tego pracownika, dat</text:span><text:span text:style-name="T81">ę zatrudnienia danego pracownika w formacie dd-mm-yyyy, datę zatrudnienia</text:span></text:p>
      <text:p text:style-name="P1"><text:span text:style-name="T82">pierwszego pracownika w calej firmie w formacie dd-mm-yyyy. W wyniku powinny pojawic sie tylko te osoby</text:span></text:p>
      <text:p text:style-name="P1"><text:span text:style-name="T82">które zarabiaja wiecej niz wynosi srednia w firmie. Wyeliminuj tez prezesa z wyniku. Calosc posortuj </text:span></text:p>
      <text:p text:style-name="P1"><text:span text:style-name="T82">malejaco wg stazu pracy a kolumnom nadaj aliasy.</text:span></text:p>
      <text:p text:style-name="P1"><text:span text:style-name="T83"/></text:p>
      <text:p text:style-name="P1"><text:span text:style-name="T84">**. Wy</text:span><text:span text:style-name="T85">świetl departamenty oraz ilosc pracownikow w nich. Interesuja nas tylko departamenty w ktorych</text:span></text:p>
      <text:p text:style-name="P1"><text:span text:style-name="T86">srednia zarobkow jest wyzsza od sredniej zarobkow w calej firmie.</text:span></text:p>
      <text:p text:style-name="P1"><text:span text:style-name="T87"/></text:p>
      <text:p text:style-name="P1"><text:span text:style-name="T88">**. Wy</text:span><text:span text:style-name="T89">świetl osoby pracujace w departamentach liczniejszych niz 1 osobowe</text:span></text:p>
      <text:p text:style-name="P1"><text:span text:style-name="T90"/></text:p>
      <text:p text:style-name="P1"><text:span text:style-name="T91">**.<text:s text:c="2"/>Wy</text:span><text:span text:style-name="T92">świetl pracownik</text:span><text:span text:style-name="T93">ów którzy sa przelozonymi innych pracownikow. Employee_id tych pracownikow </text:span></text:p>
      <text:p text:style-name="P1"><text:span text:style-name="T94">pojawia sie w wartosciach kolumny manager_id innych pracownikow.</text:span></text:p>
      <text:p text:style-name="P1"><text:span text:style-name="T95"/></text:p>
      <text:p text:style-name="P1"><text:span text:style-name="T96">**. Wy</text:span><text:span text:style-name="T97">świetl gości kt</text:span><text:span text:style-name="T98">órzy nie sa managerami ani innych pracownikow ani zadnego z departamentow.</text:span></text:p>
      <text:p text:style-name="P1"><text:span text:style-name="T99"/></text:p>
      <text:p text:style-name="P1"><text:span text:style-name="T99"/></text:p>
      <text:p text:style-name="P1"><text:span text:style-name="T100">PODSUMOWANIE PODSTAW</text:span></text:p>
      <text:p text:style-name="P1"><text:span text:style-name="T101"/></text:p>
      <text:p text:style-name="P1"><text:span text:style-name="T102">**. Wy</text:span><text:span text:style-name="T103">świetl powiększone imię i nazwisko w jednej kolumnie z aliasem, miesiac i rok zatrudnienia, wysokość wynagrodzenia,</text:span></text:p>
      <text:p text:style-name="P1"><text:span text:style-name="T104">wysoko</text:span><text:span text:style-name="T105">ść prowizji jako iloczyn wynagrodzenia i kolumny commission_pct przyciete do centow</text:span></text:p>
      <text:p text:style-name="P1"><text:span text:style-name="T106">- w tej kolumnie zamiast ewentualnego nulla</text:span></text:p>
      <text:p text:style-name="P1"><text:span text:style-name="T106">chcemy wyswietlic zero. W wyniku chcemy wy</text:span><text:span text:style-name="T107">świetlić tylko osoby zatrudnione w drugiej polowie roku.</text:span></text:p>
      <text:p text:style-name="P1"><text:span text:style-name="T108"/></text:p>
      <text:p text:style-name="P1"><text:span text:style-name="T109">**.Wy</text:span><text:span text:style-name="T110">świetl poszczeg</text:span><text:span text:style-name="T111">ólne lata zatrudnienia,liczbe pracownikow zatrudnionych w danym roku, srednia zarobkow w danym roku przycieta do centow,</text:span></text:p>
      <text:p text:style-name="P1"><text:span text:style-name="T112">roznic</text:span><text:span text:style-name="T113">ę pomiędzy najwyższymi i najniższymi zarobkami wśr</text:span><text:span text:style-name="T114">ód osób zatrudnionych w danym roku. Do oblicze</text:span><text:span text:style-name="T115">ń nie chcemy brać pod uwagę prezesa.</text:span></text:p>
      <text:p text:style-name="P1"><text:span text:style-name="T116"/></text:p>
      <text:p text:style-name="P1"><text:span text:style-name="T117">**.Wy</text:span><text:span text:style-name="T118">świetl numery pracownikow, nazwiska, wynagrodzenia, srednie zarobki w calej firmie zaokragone do $, roznicę pomiędzy </text:span></text:p>
      <text:p text:style-name="P1"><text:span text:style-name="T119">zarobkami danego go</text:span><text:span text:style-name="T120">ścia a średnia zarobkow w calej firmie. Wynik posortuj tak by na poczatku byly osoby najlepiej </text:span></text:p>
      <text:p text:style-name="P1"><text:span text:style-name="T121">zarabiajace.</text:span></text:p>
      <text:p text:style-name="P1"><text:span text:style-name="T121">**. Wyswietl osoby które sa managerami dzialu</text:span></text:p>
      <text:p text:style-name="P1"><text:span text:style-name="T121">***.Wy</text:span><text:span text:style-name="T122">świetl numery departament</text:span><text:span text:style-name="T123">ów,<text:s/></text:span><text:span text:style-name="T124">średnie zarobki w nich, r</text:span><text:span text:style-name="T125">ó</text:span><text:span text:style-name="T126">żnicę pomiędzy średnimi zarobkami w departamencie a średnimi zarobkami w firmie.</text:span></text:p>
      <text:p text:style-name="P1"><text:span text:style-name="T127">Interesuja nas tylko departamenty w ktorych srednia zarobkow jest wyzsza niz srednia zarobkow w firmie. Wynik posortuj tak by na </text:span></text:p>
      <text:p text:style-name="P1"><text:span text:style-name="T127">poczatku byly dzialy o najwyzszej sredniej zarobkow. Kolumnom nadaj aliasy.</text:span></text:p>
      <text:p text:style-name="P1"><text:span text:style-name="T128"/></text:p>
      <text:p text:style-name="P1"><text:span text:style-name="T129">PODZAPYTANIA SKORELOWANE</text:span></text:p>
      <text:p text:style-name="P1"><text:span text:style-name="T130"/></text:p>
      <text:p text:style-name="P1"><text:span text:style-name="T131">*. Wy</text:span><text:span text:style-name="T132">świetl nazwiska,zarobki, numery departament</text:span><text:span text:style-name="T133">ów i stosunek zarobków danego go</text:span><text:span text:style-name="T134">ścia do sumy zarobk</text:span><text:span text:style-name="T135">ów w departamencie </text:span></text:p>
      <text:p text:style-name="P1"><text:span text:style-name="T136">w którym pracuje.</text:span></text:p>
      <text:p text:style-name="P1"><text:span text:style-name="T137"/></text:p>
      <text:p text:style-name="P1"><text:span text:style-name="T138">**. Wy</text:span><text:span text:style-name="T139">świetl nazwiska i nazwy departament</text:span><text:span text:style-name="T140">ów. Skorzystaj z danych zawartych w tabelce departaments</text:span></text:p>
      <text:p text:style-name="P1"><text:span text:style-name="T141"/></text:p>
      <text:p text:style-name="P1"><text:span text:style-name="T142">**. Wy</text:span><text:span text:style-name="T143">świetl nazwiska , numer managera oraz ilosc osob ktore tez pracują pod danym managerem.</text:span></text:p>
      <text:p text:style-name="P1"><text:span text:style-name="T144"/></text:p>
      <text:p text:style-name="P1"><text:span text:style-name="T145">**. Wy</text:span><text:span text:style-name="T146">świetl osoby kt</text:span><text:span text:style-name="T147">óre zarabiaj</text:span><text:span text:style-name="T148">ą mniej niż wynosi średnia w ich departamencie.</text:span></text:p>
      <text:p text:style-name="P1"><text:span text:style-name="T149"/></text:p>
      <text:p text:style-name="P1"><text:span text:style-name="T150">**. Wy</text:span><text:span text:style-name="T151">świetl nazwiska, zarobki, numer departmentu, maksymalne zarobki w departamencie w ktorym pracuje dany czlowiek. Wyświetlić chcemy tylko osoby ktore zarabiaja najwiecej w departamentach w ktorych pracuja. Z wyniku wyeliminuj osoby pracujace w jednoosobowych departamentach.</text:span></text:p>
      <text:p text:style-name="P1"><text:span text:style-name="T152"/></text:p>
      <text:p text:style-name="P1"><text:span text:style-name="T152"/></text:p>
      <text:p text:style-name="P1"><text:span text:style-name="T152"/></text:p>
      <text:p text:style-name="P1"><text:span text:style-name="T152"/></text:p>
      <text:p text:style-name="P1"><text:span text:style-name="T153">INNER JOINY</text:span></text:p>
      <text:p text:style-name="P1"><text:span text:style-name="T154"/></text:p>
      <text:p text:style-name="P1"><text:span text:style-name="T155">*.<text:s text:c="2"/>Wy</text:span><text:span text:style-name="T156">świetl nazwiska i nazwy zawodow. Zawody znajduja sie w tabelce jobs</text:span></text:p>
      <text:p text:style-name="P1"><text:span text:style-name="T157">**.<text:s text:c="2"/>Wy</text:span><text:span text:style-name="T158">świetl nazwy zawod</text:span><text:span text:style-name="T159">ów i liczb</text:span><text:span text:style-name="T160">ę pracownik</text:span><text:span text:style-name="T161">ów je wykonujacych</text:span></text:p>
      <text:p text:style-name="P1"><text:span text:style-name="T162">**. Wy</text:span><text:span text:style-name="T163">świetl nazwy miast i ilość pracownik</text:span><text:span text:style-name="T164">ów w nich. Wynik posortuj malejaco wg. ilosci pracownikow</text:span></text:p>
      <text:p text:style-name="P1"><text:span text:style-name="T165">**. Wy</text:span><text:span text:style-name="T166">świetl nazwiska, nazwy zawod</text:span><text:span text:style-name="T167">ów, nazwy departamentów i nazwy miast wszystkich osob</text:span><text:span text:style-name="T168"><text:s/></text:span><text:span text:style-name="T169">ktore maja cos innego niz null w department_id.</text:span></text:p>
      <text:p text:style-name="P1"><text:span text:style-name="T170">**. Wyswietl nazwy departamentów, zaokraglone do jednostek bez czesci ulamkowej srednie zarobki w tych departamentach,</text:span></text:p>
      <text:p text:style-name="P1"><text:span text:style-name="T170">srednie zarobki w firmie, roznice pomiedzy srednimi zarobkami w departamencie a srednimi zarobkami w firmie.</text:span></text:p>
      <text:p text:style-name="P1"><text:span text:style-name="T170">**. Wy</text:span><text:span text:style-name="T171">świetl ilość zatrudnionych pracownik</text:span><text:span text:style-name="T172">ów w podziale na departamenty i rok zatrudnienia. Wynik powinien wygladac </text:span></text:p>
      <text:p text:style-name="P1"><text:span text:style-name="T173">mniej wiecej tak:</text:span></text:p>
      <text:p text:style-name="P1"><text:span text:style-name="T173">IT 2001 15</text:span></text:p>
      <text:p text:style-name="P1"><text:span text:style-name="T173">IT 2002 4</text:span></text:p>
      <text:p text:style-name="P1"><text:span text:style-name="T173">IT 2003 1</text:span></text:p>
      <text:p text:style-name="P1"><text:span text:style-name="T173">Sales 2001 5</text:span></text:p>
      <text:p text:style-name="P1"><text:span text:style-name="T173">Sales 2002 4</text:span></text:p>
      <text:p text:style-name="P1"><text:span text:style-name="T173">**. Wyswietl nazwiska, miasta, kraje (tabelka countries) wszystkich osob pracujacych w miastach w ktorych </text:span></text:p>
      <text:p text:style-name="P1"><text:span text:style-name="T173">pracuje wiecej niz jedna osoba.</text:span></text:p>
      <text:p text:style-name="P1"><text:span text:style-name="T173">**.<text:s text:c="2"/>Wy</text:span><text:span text:style-name="T174">świetl nazwiska pracownik</text:span><text:span text:style-name="T175">ów, a obok nazwiska ich przelozonych. Zrealizuj to na dwa sposoby :</text:span></text:p>
      <text:p text:style-name="P1"><text:span text:style-name="T176">- z uzyciem podzapytania skorelowanego</text:span></text:p>
      <text:p text:style-name="P1"><text:span text:style-name="T176">- z uzyciem join</text:span></text:p>
      <text:p text:style-name="P1"><text:span text:style-name="T177">**. Za pomoc</text:span><text:span text:style-name="T178">ą składni łączenia z where wyświetl nazwiska, nazwy zawod</text:span><text:span text:style-name="T179">ów i nazwy departamentów pracowników.</text:span></text:p>
      <text:p text:style-name="P1"><text:span text:style-name="T180"/></text:p>
      <text:p text:style-name="P1"><text:span text:style-name="T180"/></text:p>
      <text:p text:style-name="P1"><text:span text:style-name="T180"/></text:p>
      <text:p text:style-name="P1"><text:span text:style-name="T181">OUTER JOINY</text:span></text:p>
      <text:p text:style-name="P1"><text:span text:style-name="T182"/></text:p>
      <text:p text:style-name="P1"><text:span text:style-name="T183">*.<text:s text:c="2"/>Wy</text:span><text:span text:style-name="T184">świetl miasta i nazwy departament</text:span><text:span text:style-name="T185">ów w nich, w taki sposob by wyswietlic rowniez miasta </text:span></text:p>
      <text:p text:style-name="P1"><text:span text:style-name="T186">w ktorych nie ma zadnych departamentow</text:span></text:p>
      <text:p text:style-name="P1"><text:span text:style-name="T186">**. Wyswietl nazwy departamentów i liczbe pracownikow w nich w taki sposob by uwzglednic tez </text:span></text:p>
      <text:p text:style-name="P1"><text:span text:style-name="T186">departamenty w ktorych nikt nie pracuje.</text:span></text:p>
      <text:p text:style-name="P1"><text:span text:style-name="T187"/></text:p>
      <text:p text:style-name="P1"><text:span text:style-name="T188">PODSUMOWANIE SQL</text:span></text:p>
      <text:p text:style-name="P1"><text:span text:style-name="T189"/></text:p>
      <text:p text:style-name="P1"><text:span text:style-name="T190"><text:s/>***. Wy</text:span><text:span text:style-name="T191">świetl osoby pracujace w departamentach w ktorych srednia zarobkow jest wyzsza od sredniej zarobkow w calej firmie.</text:span></text:p>
      <text:p text:style-name="P1"><text:span text:style-name="T192">Dla tych osob wyswietl:</text:span></text:p>
      <text:p text:style-name="P1"><text:span text:style-name="T192">- imie</text:span></text:p>
      <text:p text:style-name="P1"><text:span text:style-name="T192">- nazwisko</text:span></text:p>
      <text:p text:style-name="P1"><text:span text:style-name="T192">- data zatrudnienia w formacie dd-mm-yyyy</text:span></text:p>
      <text:p text:style-name="P1"><text:span text:style-name="T192">- staz w pelnych latach</text:span></text:p>
      <text:p text:style-name="P1"><text:span text:style-name="T192">- nazwa departamentu</text:span></text:p>
      <text:p text:style-name="P1"><text:span text:style-name="T192">- miasto</text:span></text:p>
      <text:p text:style-name="P1"><text:span text:style-name="T192">- wykonywany zawod</text:span></text:p>
      <text:p text:style-name="P1"><text:span text:style-name="T192">- zarobki</text:span></text:p>
      <text:p text:style-name="P1"><text:span text:style-name="T192">- roznica pomiedzy zarobkami danej osoby a srednimi zarobkami w calej firmie</text:span></text:p>
      <text:p text:style-name="P1"><text:span text:style-name="T192">- roznica pomiedzy zarobkami danej osoby a srednimi zarobkami w departamencie w ktorym pracuje.</text:span></text:p>
      <text:p text:style-name="P1"><text:span text:style-name="T192">Z wyniku wyeliminuj prezesa, nie chcemy tez osob ktore nie maja przypisanego zadnego departamentu lub zawodu</text:span></text:p>
      <text:p text:style-name="P1"><text:span text:style-name="T192">Wynik posortuj malejaco wg. stazu pracy, a gdyby byly dwie osoby zatrudnione tego samego dnia to alfabetycznie po nazwisku rosnaco.</text:span></text:p>
      <text:p text:style-name="P1"><text:span text:style-name="T193"/></text:p>
      <text:p text:style-name="P1"><text:span text:style-name="T193"/></text:p>
      <text:p text:style-name="P1"><text:span text:style-name="T194">OPERATORY ZBIOROWE</text:span></text:p>
      <text:p text:style-name="P1"><text:span text:style-name="T195"/></text:p>
      <text:p text:style-name="P1"><text:span text:style-name="T196">**. Wyswietl osoby ktore sa managerami innych pracownikow ale nie sa managerami zadnego z departamentow.</text:span></text:p>
      <text:p text:style-name="P1"><text:span text:style-name="T196">Zrealizuj na dwa sposoby:</text:span></text:p>
      <text:p text:style-name="P1"><text:span text:style-name="T196">--operatorami zbiorowymi</text:span></text:p>
      <text:p text:style-name="P1"><text:span text:style-name="T196">--podzapytaniami w klauzuli where</text:span></text:p>
      <text:p text:style-name="P1"><text:span text:style-name="T197"/></text:p>
      <text:p text:style-name="P1"><text:span text:style-name="T198">UPDATE, TRANSAKCYJNOSC I FLASHBACK QUERY</text:span></text:p>
      <text:p text:style-name="P1"><text:span text:style-name="T199"/></text:p>
      <text:p text:style-name="P1"><text:span text:style-name="T200">*. Daj podwyzk</text:span><text:span text:style-name="T201">ę o 10 procent osobom ktore zarabiaja mniej niz srednia w calej firmie.</text:span></text:p>
      <text:p text:style-name="P1"><text:span text:style-name="T202">*. Tym osobom które zarabiaja mniej niz srednia w firmie ustaw wynagrodzenie rowne sredniej</text:span></text:p>
      <text:p text:style-name="P1"><text:span text:style-name="T202">w firmie przyciete do jednostek.</text:span></text:p>
      <text:p text:style-name="P1"><text:span text:style-name="T202">**. Daj podwyzk</text:span><text:span text:style-name="T203">ę o 20% wszystkim osobom ktore zarabiaja mniej niz srednia</text:span></text:p>
      <text:p text:style-name="P1"><text:span text:style-name="T204">W DEPARTAMENCIE W KTÓRYM PRACUJA</text:span></text:p>
      <text:p text:style-name="P1"><text:span text:style-name="T205"/></text:p>
      <text:p text:style-name="P1"><text:span text:style-name="T206">**. Podnie</text:span><text:span text:style-name="T207">ś o 10% dotychczasowe commission_pct osobom kt</text:span><text:span text:style-name="T208">óre pracuja w departamentach liczniejszych niz jednoosobowe i otrzymuja</text:span></text:p>
      <text:p text:style-name="P1"><text:span text:style-name="T209">jakas prowizj</text:span><text:span text:style-name="T210">ę.</text:span></text:p>
      <text:p text:style-name="P1"><text:span text:style-name="T211"/></text:p>
      <text:p text:style-name="P1"><text:span text:style-name="T212">**. Dokonaj i zatwierdz aktualizacj</text:span><text:span text:style-name="T213">ę danych jak poniżej</text:span></text:p>
      <text:p text:style-name="P1"><text:span text:style-name="T214"/></text:p>
      <text:p text:style-name="P1"><text:span text:style-name="T215">update employees set last_name='zmienione';</text:span></text:p>
      <text:p text:style-name="P1"><text:span text:style-name="T215">commit;</text:span></text:p>
      <text:p text:style-name="P1"><text:span text:style-name="T216"/></text:p>
      <text:p text:style-name="P1"><text:span text:style-name="T217">Nastepnie przywroc stan kolumny last_name do stanu przed zmiana korzystajac z </text:span></text:p>
      <text:p text:style-name="P1"><text:span text:style-name="T217">update, podzapytania skorelowanego i flashback query.</text:span></text:p>
      <text:p text:style-name="P1"><text:span text:style-name="T218"/></text:p>
      <text:p text:style-name="P1"><text:span text:style-name="T218"/></text:p>
      <text:p text:style-name="P1"><text:span text:style-name="T219">INSERTY I SEKWENCJE</text:span></text:p>
      <text:p text:style-name="P1"><text:span text:style-name="T220"/></text:p>
      <text:p text:style-name="P1"><text:span text:style-name="T221">*. Stwórz sekwencj</text:span><text:span text:style-name="T222">ę kt</text:span><text:span text:style-name="T223">óra b</text:span><text:span text:style-name="T224">ędzie sluzyla nadawaniu numeracji wierszom w tabeli departments.</text:span></text:p>
      <text:p text:style-name="P1"><text:span text:style-name="T225">Zadbaj o to by sekwencja podala wlasciwa wartosc poczatkowa i miala zachowana konsekwencje </text:span></text:p>
      <text:p text:style-name="P1"><text:span text:style-name="T225">zwiekszania wartosci. Korzystajac z tej sekwencji wstaw wiersz do tabeli </text:span></text:p>
      <text:p text:style-name="P1"><text:span text:style-name="T225">departments uzupelniajac kolumny department_id, department_name i location_id</text:span></text:p>
      <text:p text:style-name="P1"><text:span text:style-name="T226"/></text:p>
      <text:p text:style-name="P1"><text:span text:style-name="T226"/></text:p>
      <text:p text:style-name="P1"><text:span text:style-name="T227">DELETE</text:span></text:p>
      <text:p text:style-name="P1"><text:span text:style-name="T228"/></text:p>
      <text:p text:style-name="P1"><text:span text:style-name="T229">*. Skasuj trwale te lokalizacje w których nie ma zadnych departamentow.</text:span></text:p>
      <text:p text:style-name="P1"><text:span text:style-name="T230"/></text:p>
      <text:p text:style-name="P1"><text:span text:style-name="T230"/></text:p>
      <text:p text:style-name="P1"><text:span text:style-name="T230"/></text:p>
      <text:p text:style-name="P1"><text:span text:style-name="T231">TWORZENIE TABEL</text:span></text:p>
      <text:p text:style-name="P1"><text:span text:style-name="T232"/></text:p>
      <text:p text:style-name="P1"><text:span text:style-name="T233">*.<text:s text:c="2"/>Stwórz tabel</text:span><text:span text:style-name="T234">ę dane_kontaktowe z polami: klucz glowny, imie,nazwisko, email,telefon</text:span></text:p>
      <text:p text:style-name="P1"><text:span text:style-name="T235">a nastepnie przepompuj do niej dane z tabeli employees (tylko wybrane pola).</text:span></text:p>
      <text:p text:style-name="P1"><text:span text:style-name="T236"/></text:p>
      <text:p text:style-name="P1"><text:span text:style-name="T236"/></text:p>
      <text:p text:style-name="P1"><text:span text:style-name="T237">TABELE TYMCZASOWE</text:span></text:p>
      <text:p text:style-name="P1"><text:span text:style-name="T237">*. Stwórz tabel</text:span><text:span text:style-name="T238">ę tymczasową zawierającą wynik zapytania zwracającego nazwy departament</text:span><text:span text:style-name="T239">ów i liczb</text:span><text:span text:style-name="T240">ę pracownik</text:span><text:span text:style-name="T241">ów w nich.</text:span></text:p>
      <text:p text:style-name="P1"><text:span text:style-name="T242"/></text:p>
      <text:p text:style-name="P1"><text:span text:style-name="T242"/></text:p>
      <text:p text:style-name="P1"><text:span text:style-name="T242"/></text:p>
      <text:p text:style-name="P1"><text:span text:style-name="T243">WIDOKI</text:span><text:span text:style-name="T244">, WIDOKI ZMATERIALIZOWANE</text:span><text:span text:style-name="T245"><text:s/>I LINKI BAZODANOWE</text:span></text:p>
      <text:p text:style-name="P1"><text:span text:style-name="T246"/></text:p>
      <text:p text:style-name="P1"><text:span text:style-name="T247">*. Stwórz widok który bedzie wy</text:span><text:span text:style-name="T248">świetlał rok zatrudnienia, ilosc osob zatrudnionych w danym roku, srednia zarobkow osob zatrudnionych w danym roku przycieta do jednostek, ilość r</text:span><text:span text:style-name="T249">ó</text:span><text:span text:style-name="T250">żnych departament</text:span><text:span text:style-name="T251">ów w których pracuj</text:span><text:span text:style-name="T252">ą osoby zatrudnione w danym roku.</text:span></text:p>
      <text:p text:style-name="P1"><text:span text:style-name="T253">*. Stwórz widok zmaterializowany który b</text:span><text:span text:style-name="T254">ę</text:span><text:span text:style-name="T255">dzie zawieral nazwiska, poziom zagnie</text:span><text:span text:style-name="T256">żdżenia w hierarchii firmy,</text:span></text:p>
      <text:p text:style-name="P1"><text:span text:style-name="T257">nazwa stanowiska (tabela jobs), zarobki, srednie zarobki w departamencie w ktorym pracuje danych gosc,</text:span></text:p>
      <text:p text:style-name="P1"><text:span text:style-name="T257">nazwa departamentu w ktorym pracuje (tabela departments).</text:span></text:p>
      <text:p text:style-name="P1"><text:span text:style-name="T257">Odswiez widok...</text:span></text:p>
      <text:p text:style-name="P1"><text:span text:style-name="T257">*.Stwórz widok który b</text:span><text:span text:style-name="T258">ędzie wyświetlal lokalizacje kt</text:span><text:span text:style-name="T259">óre pojawiaja sie na serwerze zdalnym ale brakuje ich lokalnie.</text:span></text:p>
      <text:p text:style-name="P1"><text:span text:style-name="T260"/></text:p>
      <text:p text:style-name="P1"><text:span text:style-name="T260"/></text:p>
      <text:p text:style-name="P1"><text:span text:style-name="T260"/></text:p>
      <text:p text:style-name="P1"><text:span text:style-name="T260"/></text:p>
      <text:p text:style-name="P1"><text:span text:style-name="T261">FUNKCJE ANALITYCZNE</text:span></text:p>
      <text:p text:style-name="P1"><text:span text:style-name="T262"/></text:p>
      <text:p text:style-name="P1"><text:span text:style-name="T263">*. Wyswietl nazwiska, daty zatrudnienia w formacie dd-mm-yyyy oraz ranking w ktorym pierwsze miejsce zajmie osoba</text:span></text:p>
      <text:p text:style-name="P1"><text:span text:style-name="T263">najwczesniej zatrudniona. Nie chcemy umozliwiac zajmowania jednego miejsca przez wiecej niz jedna osobe.</text:span></text:p>
      <text:p text:style-name="P1"><text:span text:style-name="T263">Gdyby okazalo sie ze sa 2 lub wiecej pracownicy na tym samym miejscu to wyzej w rankingu powinna znalezc sie osoba</text:span></text:p>
      <text:p text:style-name="P1"><text:span text:style-name="T263">zarabiajaca wiecej.</text:span></text:p>
      <text:p text:style-name="P1"><text:span text:style-name="T264"/></text:p>
      <text:p text:style-name="P1"><text:span text:style-name="T265">**.<text:s text:c="2"/>Wy</text:span><text:span text:style-name="T266">świetl nazwisko, rok zatrudnienia, ranking wzgledem zarobkow tak by kazdy rok zatrudnienia mial swoj osobny ranking.</text:span></text:p>
      <text:p text:style-name="P1"><text:span text:style-name="T267"/></text:p>
      <text:p text:style-name="P1"><text:span text:style-name="T268">**. Wyswietl nazwiska, rok zatrudnienia i z uzyciem funkcji analitycznej srednia zarobkow wsrod osob zatrudnionych w </text:span></text:p>
      <text:p text:style-name="P1"><text:span text:style-name="T268">tym samym roku. Srednia zaokraglij do 2 miejsc po przecinku a kolumnom nadaj aliasy.</text:span></text:p>
      <text:p text:style-name="P1"><text:span text:style-name="T269"/></text:p>
      <text:p text:style-name="P1"><text:span text:style-name="T270">**. Wy</text:span><text:span text:style-name="T271">świetl nazwiska, zarobki, miejsce w rankingu zarobkow (1 miejsce zajmuje najlepiej zarabiajacy)</text:span></text:p>
      <text:p text:style-name="P1"><text:span text:style-name="T272">i roznic</text:span><text:span text:style-name="T273">ę pomiedzy zarobkami danego goscia a zarobkami goscia wiersz wyzej w rankingu zarobkow.</text:span></text:p>
      <text:p text:style-name="P1"><text:span text:style-name="T274"/></text:p>
      <text:p text:style-name="P1"><text:span text:style-name="T274"/></text:p>
      <text:p text:style-name="P1"><text:span text:style-name="T275">**. Wy</text:span><text:span text:style-name="T276">świetl nazwy departament</text:span><text:span text:style-name="T277">ów, srednie zarobki w nich przyciete do calych jednostek, miejsce w rankingu </text:span></text:p>
      <text:p text:style-name="P1"><text:span text:style-name="T278">srednich zarobkow w departamentach, roznic</text:span><text:span text:style-name="T279">ę pomiedzy srednimi zarobkami w danym departamencie a srednimi zarobkami</text:span></text:p>
      <text:p text:style-name="P1"><text:span text:style-name="T280">w departamencie o<text:s/></text:span><text:span text:style-name="T281">wiersz</text:span><text:span text:style-name="T282"><text:s/>wyzej w rankingu.</text:span></text:p>
      <text:p text:style-name="P1"><text:span text:style-name="T283"/></text:p>
      <text:p text:style-name="P1"><text:span text:style-name="T284">***. Stwórz tabelk</text:span><text:span text:style-name="T285">ę kt</text:span><text:span text:style-name="T286">óra b</text:span><text:span text:style-name="T287">ędzie zawierala klucz glowny, numer miesiaca i kwotę bilansu jako kolumny.</text:span></text:p>
      <text:p text:style-name="P1"><text:span text:style-name="T288">Wszystkie kolumny maja miec wlasnosc wymuszaca wstawienie wartosci (czyli nie moze byc null).</text:span></text:p>
      <text:p text:style-name="P1"><text:span text:style-name="T288">Dodaj sekwencj</text:span><text:span text:style-name="T289">ę i korzystajac z niej wstaw 12 wierszy<text:s text:c="2"/>- po jednym dla kazdego miesiaca z jakims wymyslonym bilansem.</text:span></text:p>
      <text:p text:style-name="P1"><text:span text:style-name="T290">Wyswietl miesiace, bilanse dla kazdego miesiaca , sum</text:span><text:span text:style-name="T291">ę bilans</text:span><text:span text:style-name="T292">ów od poczatku roku do danego miesiaca,</text:span></text:p>
      <text:p text:style-name="P1"><text:span text:style-name="T293">srednia bilansow zaokraglona od poczatku roku do danego miesiaca , miejsce w rankingu bilansow danego miesiaca </text:span></text:p>
      <text:p text:style-name="P1"><text:span text:style-name="T293">wzgledem calego roku, roznice pomiedzy bilansem<text:s text:c="2"/>w danym miesiacu a poprzedzajacym miesiacu.</text:span></text:p>
      <text:p text:style-name="P1"><text:span text:style-name="T293">Caly wynik powinien byc posortowany wzgledem numeru miesiaca, a kolumny powinny miec aliasy */</text:span></text:p>
      <text:p text:style-name="P1"><text:span text:style-name="T294"/></text:p>
      <text:p text:style-name="P1"><text:span text:style-name="T295">PIVOT</text:span></text:p>
      <text:p text:style-name="P1"><text:span text:style-name="T296"/></text:p>
      <text:p text:style-name="P1"><text:span text:style-name="T297">**. Wy</text:span><text:span text:style-name="T298">świetl sumę zarobk</text:span><text:span text:style-name="T299">ów osób zatrudnionych w latach 2001-2005 tak by ka</text:span><text:span text:style-name="T300">żdy rok stanowił osobną kolumnę.</text:span></text:p>
      <text:p text:style-name="P1"><text:span text:style-name="T301"/></text:p>
      <text:p text:style-name="P1"><text:span text:style-name="T302">ZAPYTANIA HIERARCHICZNE</text:span></text:p>
      <text:p text:style-name="P1"><text:span text:style-name="T303"/></text:p>
      <text:p text:style-name="P1"><text:span text:style-name="T304">*. Wy</text:span><text:span text:style-name="T305">świetl sumę zarobk</text:span><text:span text:style-name="T306">ów wszystkich bezpo</text:span><text:span text:style-name="T307">średnich i pośrednich podwładnych pracownika Neena Kochhar z nią włącznie</text:span></text:p>
      <text:p text:style-name="P1"><text:span text:style-name="T308">**. Wy</text:span><text:span text:style-name="T309">świetl średnie zarobki na poszczeg</text:span><text:span text:style-name="T310">ólnych poziomach zagnie</text:span><text:span text:style-name="T311">żdżenia w hierarchii firmy</text:span></text:p>
      <text:p text:style-name="P1"><text:span text:style-name="T312">**. Wy</text:span><text:span text:style-name="T313">świetl nazwiska, poziom zagnieżdżenia w strukturze firmy, nazwę departamentu w ktorym dany gosc pracuje.</text:span></text:p>
      <text:p text:style-name="P1"><text:span text:style-name="T314">***. Wy</text:span><text:span text:style-name="T315">świetl nazwiska, numery pracownik</text:span><text:span text:style-name="T316">ów, ilo</text:span><text:span text:style-name="T317">ść os</text:span><text:span text:style-name="T318">ób bezpo</text:span><text:span text:style-name="T319">średnio podwładnych danej osoby, ilość os</text:span><text:span text:style-name="T320">ób bezpo</text:span><text:span text:style-name="T321">średnio i pośrednio podwładnych danej osoby, nazwisko bezpośredniego szefa danej osoby, nazwisko szefa działu w kt</text:span><text:span text:style-name="T322">órym pracuje dana osoba.</text:span></text:p>
      <text:p text:style-name="P1"><text:span text:style-name="T323"/></text:p>
      <text:p text:style-name="P1"><text:span text:style-name="T324">WYRA</text:span><text:span text:style-name="T325">ŻENIA REGULARNE</text:span></text:p>
      <text:p text:style-name="P1"><text:span text:style-name="T326"/></text:p>
      <text:p text:style-name="P1"><text:span text:style-name="T327">*. Wy</text:span><text:span text:style-name="T328">świetl osoby majace dwuczlonowe nazwisko za pomocą regexp_like</text:span></text:p>
      <text:p text:style-name="P1"><text:span text:style-name="T329">*. Wy</text:span><text:span text:style-name="T330">świetl osoby ktore maja w numerze telefonu co najmniej 13 cyfr</text:span></text:p>
      <text:p text:style-name="P1"><text:span text:style-name="T331">**. Z ci</text:span><text:span text:style-name="T332">ągu " fgsfsf@fdsff-pl @11a biuro@jsystems.pl aaddda"<text:s text:c="2"/>wyciągnij przy użyciu wyrażeń regularnych nasz email.Zalozenie jest takie ze email moze byc np. w domenie jsystems.com.pl albo jsystems.pl a poczatek maila moze byc np. andrzej.klusiewicz@</text:span></text:p>
      <text:p text:style-name="P1"><text:span text:style-name="T333">lub np. andrzej_klusiewicz@</text:span></text:p>
      <text:p text:style-name="P1"><text:span text:style-name="T334"/></text:p>
      <text:p text:style-name="P1"><text:span text:style-name="T334"/></text:p>
      <text:p text:style-name="P1"><text:span text:style-name="T335">MERGE</text:span></text:p>
      <text:p text:style-name="P1"><text:span text:style-name="T336"/></text:p>
      <text:p text:style-name="P1"><text:span text:style-name="T337">**. Stwórz now</text:span><text:span text:style-name="T338">ą tabelę kopiując employee_id, last_name, salary i department_id z tabelki employees wierszy pracownik</text:span><text:span text:style-name="T339">ów z departamentu 50. Nast</text:span><text:span text:style-name="T340">ępnie w tabeli employees dokonaj podwyżki dla wszystkich pracownik</text:span><text:span text:style-name="T341">ów. Napisz zapytanie z u</text:span><text:span text:style-name="T342">życiem merge kt</text:span><text:span text:style-name="T343">óre zaktualizuje wynagrodzenia w kopii tabeli oraz doda wiersze które tam jeszcze nie wyst</text:span><text:span text:style-name="T344">ępują. </text:span></text:p>
      <text:p text:style-name="P1"><text:span text:style-name="T345"/></text:p>
      <text:p text:style-name="P1"><text:span text:style-name="T346">CASE</text:span></text:p>
      <text:p text:style-name="P1"><text:span text:style-name="T347"/></text:p>
      <text:p text:style-name="P1"><text:span text:style-name="T348">**. Wyswietl imiona, nazwiska, zarobki,zaokraglona srednia w calej firmie i kolumne w ktorej pojawi sie albo "powyzej sredniej"</text:span></text:p>
      <text:p text:style-name="P1"><text:span text:style-name="T348">albo "ponizej sredniej" w zaleznosci od tego czy dany gosc zarabia mniej czy wiecej niz wynosi srednia w firmie.</text:span></text:p>
      <text:p text:style-name="P1"><text:span text:style-name="T349"/></text:p>
      <text:p text:style-name="P1"><text:span text:style-name="T350">DECODE</text:span></text:p>
      <text:p text:style-name="P1"><text:span text:style-name="T351"/></text:p>
      <text:p text:style-name="P1"><text:span text:style-name="T352">**. Wy</text:span><text:span text:style-name="T353">świetl nazwiska, numery departament</text:span><text:span text:style-name="T354">ów oraz za pomoc</text:span><text:span text:style-name="T355">ą decode dla wartości 90 w department_id - "zarząd", dla 50 - "sprzedaż", dla pozostałych "inne"</text:span></text:p>
      <text:p text:style-name="P1"><text:span text:style-name="T356"/></text:p>
      <text:p text:style-name="P1"><text:span text:style-name="T356"/></text:p>
      <text:p text:style-name="P1"><text:span text:style-name="T356"/></text:p>
      <text:p text:style-name="P1"><text:span text:style-name="T356"/></text:p>
      <text:p text:style-name="P1"><text:span text:style-name="T357">ROLLUP, CUBE, GROUPING </text:span></text:p>
      <text:p text:style-name="P1"><text:span text:style-name="T358"/></text:p>
      <text:p text:style-name="P1"><text:span text:style-name="T359">*. Wy</text:span><text:span text:style-name="T360">świetl lata zatrudnienia i sumę zarobkow osob zatrudnionych w poszczegolnych latach w taki sposob by uzyskac dodatkowo podsumowanie zawierajace informacje o sumie zarobkow wszystkich pracownikow bez podzialu na lata.</text:span></text:p>
      <text:p text:style-name="P1"><text:span text:style-name="T361"/></text:p>
      <text:p text:style-name="P1"><text:span text:style-name="T362">**. Wy</text:span><text:span text:style-name="T363">świetl liczbę pracownik</text:span><text:span text:style-name="T364">ów w podziale na nazwy departamentów i nazwy zawodów. W raporcie chcemy te</text:span><text:span text:style-name="T365">ż podsumowanie z informacja o ilosci pracownikow w kazdym z departamentow bez podzialu na zawody, oraz podsumowanie z informacja o ilosci pracownikow w kazdym zawodzie bez podzialu na departamenty.</text:span></text:p>
      <text:p text:style-name="P1"><text:span text:style-name="T366"/></text:p>
      <text:p text:style-name="P1"><text:span text:style-name="T367">**.Wy</text:span><text:span text:style-name="T368">ś</text:span><text:span text:style-name="T369">wietl nazwy departament</text:span><text:span text:style-name="T370">ów, id_managera, srednia zarobkow w danych departamencie pod danym managerem zaokraglona do calosci,</text:span></text:p>
      <text:p text:style-name="P1"><text:span text:style-name="T371">kolumn</text:span><text:span text:style-name="T372">ę</text:span><text:span text:style-name="T373"><text:s/>w ktorej pojawi sie albo pusty ciag albo ciag 'podsumowanie'.</text:span></text:p>
      <text:p text:style-name="P1"><text:span text:style-name="T374">Ciag podsumowanie powinien wyswietlac si</text:span><text:span text:style-name="T375">ę</text:span><text:span text:style-name="T376"><text:s/>przy wierszach kt</text:span><text:span text:style-name="T377">óre sa podsumowaniem wzgledem departamentow </text:span></text:p>
      <text:p text:style-name="P1"><text:span text:style-name="T378">w tym raporcie.</text:span></text:p>
      <text:p text:style-name="P1"><text:span text:style-name="T379"/></text:p>
      <text:p text:style-name="P1"><text:span text:style-name="T379"/></text:p>
      <text:p text:style-name="P1"><text:span text:style-name="T380">EXISTS I NOT EXISTS</text:span></text:p>
      <text:p text:style-name="P1"><text:span text:style-name="T380">**. Wy</text:span><text:span text:style-name="T381">świetl osoby będące przełozonymi innych pracownik</text:span><text:span text:style-name="T382">ów na dwa sposoby: za pomoc</text:span><text:span text:style-name="T383">ą exists i za pomocą in.</text:span></text:p>
      <text:p text:style-name="P1"><text:span text:style-name="T384"/></text:p>
      <text:p text:style-name="P1"><text:span text:style-name="T385">PODSUMOWANIE SQL Z ZAAWANSOWANYMI BAJERAMI</text:span></text:p>
      <text:p text:style-name="P1"><text:span text:style-name="T386"/></text:p>
      <text:p text:style-name="P1"><text:span text:style-name="T387">**. Wy</text:span><text:span text:style-name="T388">świetl imię, nazwisko, nazwę stanowiska, nazwę departamentu, informację o pozycji w hierarchii zatrudnienia : dla 1=prezes, 2=dyrektor, 3=kierownik, 4 i więcej=pracownik, ilość os</text:span><text:span text:style-name="T389">ób zatrudnionych w tym samym departamencie, ilo</text:span><text:span text:style-name="T390">ść os</text:span><text:span text:style-name="T391">ób maj</text:span><text:span text:style-name="T392">ących takie samo stanowisko.</text:span></text:p>
      <text:p text:style-name="P1"><text:span text:style-name="T393">**. Wy</text:span><text:span text:style-name="T394">świetl nazwiska, nazwy miast, ilosc pracownikow w danym miescie, proporcje zarobk</text:span><text:span text:style-name="T395">ów danej osoby do sumy zarobków wszystkich osób z danego miasta, miejsce w rankingu zarobków w</text:span><text:span text:style-name="T396">śr</text:span><text:span text:style-name="T397">ód osób w tym samym mie</text:span><text:span text:style-name="T398">ście.</text:span></text:p>
      <text:p text:style-name="P1"><text:span text:style-name="T399">**.<text:s text:c="2"/>Wy</text:span><text:span text:style-name="T400">świetl osoby kt</text:span><text:span text:style-name="T401">óre pracuj</text:span><text:span text:style-name="T402">ą w miastach w kt</text:span><text:span text:style-name="T403">órych<text:s/></text:span><text:span text:style-name="T404">średnia zarobk</text:span><text:span text:style-name="T405">ów jest wy</text:span><text:span text:style-name="T406">ższa od średniej w firmie. Wyświetlić chcemy nazwisko,zarobki, nazwę miasta, srednia zarobkow w danym miescie, roznicę pomiędzy średnimi zarobkami w tym mieście a średnimi zarobkami w firmie.</text:span></text:p>
      <text:p text:style-name="P1"><text:span text:style-name="T407">**. Wy</text:span><text:span text:style-name="T408">świetl nazwy kraj</text:span><text:span text:style-name="T409">ów w których pracuje wi</text:span><text:span text:style-name="T410">ęcej niż 10 os</text:span><text:span text:style-name="T411">ób.</text:span></text:p>
      <text:p text:style-name="P1"><text:span text:style-name="T412">**. Daj podwy</text:span><text:span text:style-name="T413">żkę o 10% wszystkim pracownikom. Wyświetl nazwiska, aktualne zarobki i r</text:span><text:span text:style-name="T414">ó</text:span><text:span text:style-name="T415">żnicę pomiędzy aktualnymi zarobkami a stanem zarobk</text:span><text:span text:style-name="T416">ów przed operacj</text:span><text:span text:style-name="T417">ą podwyżki.</text:span></text:p>
      <text:p text:style-name="P1"><text:span text:style-name="T418"/></text:p>
      <text:p text:style-name="P1"><text:span text:style-name="T418"/></text:p>
      <text:p text:style-name="P1"><text:span text:style-name="T418"/></text:p>
      <text:p text:style-name="P1"><text:span text:style-name="T418"/></text:p>
      <text:p text:style-name="P1"><text:span text:style-name="T419">INDEKSY</text:span></text:p>
      <text:p text:style-name="P1"><text:span text:style-name="T420"/></text:p>
      <text:p text:style-name="P1"><text:span text:style-name="T421">*. Stwórz<text:s/></text:span><text:span text:style-name="T422">tabel</text:span><text:span text:style-name="T423">ę i odswiez dla niej statystyki:</text:span></text:p>
      <text:p text:style-name="P1"><text:span text:style-name="T424">create table emp as select * from employees;</text:span></text:p>
      <text:p text:style-name="P1"><text:span text:style-name="T424">execute dbms_stats.gather_</text:span><text:span text:style-name="T425">table</text:span><text:span text:style-name="T426">_stats('hr'</text:span><text:span text:style-name="T427">,'emp'</text:span><text:span text:style-name="T428">);</text:span></text:p>
      <text:p text:style-name="P1"><text:span text:style-name="T428">Sprawd</text:span><text:span text:style-name="T429">ź i odnotuj poczatkowe koszty wykonania ponizszych zapytan. Nastepnie korzystajac </text:span></text:p>
      <text:p text:style-name="P1"><text:span text:style-name="T430">z indeksow zoptymalizuj te zapytania.</text:span></text:p>
      <text:p text:style-name="P1"><text:span text:style-name="T430">a)</text:span></text:p>
      <text:p text:style-name="P1"><text:span text:style-name="T430">select employee_id,last_name from emp;</text:span></text:p>
      <text:p text:style-name="P1"><text:span text:style-name="T430">b) </text:span></text:p>
      <text:p text:style-name="P1"><text:span text:style-name="T430">select last_name from emp where department_id=90 order by manager_id;</text:span></text:p>
      <text:p text:style-name="P1"><text:span text:style-name="T430">c)</text:span></text:p>
      <text:p text:style-name="P1"><text:span text:style-name="T430">select count(distinct department_id) from emp where commission_pct is not null;</text:span></text:p>
      <text:p text:style-name="P1"><text:span text:style-name="T430">d)</text:span></text:p>
      <text:p text:style-name="P1"><text:span text:style-name="T430">select avg(salary) from emp;</text:span></text:p>
      <text:p text:style-name="P1"><text:span text:style-name="T430">e)</text:span></text:p>
      <text:p text:style-name="P1"><text:span text:style-name="T430">select salary from emp;</text:span></text:p>
      <text:p text:style-name="P1"><text:span text:style-name="T431"/></text:p>
      <text:p text:style-name="P1"><text:span text:style-name="T431"/></text:p>
      <text:p text:style-name="P1"><text:span text:style-name="T432">**.<text:s/></text:span><text:span text:style-name="T433">Skasuj tabel</text:span><text:span text:style-name="T434">ę emp i stw</text:span><text:span text:style-name="T435">órz j</text:span><text:span text:style-name="T436">ą jeszcze raz, oraz dodaj dwie nowe tabele:</text:span></text:p>
      <text:p text:style-name="P1"><text:span text:style-name="T437"/></text:p>
      <text:p text:style-name="P1"><text:span text:style-name="T438">drop table emp;</text:span></text:p>
      <text:p text:style-name="P1"><text:span text:style-name="T438">create table emp as select * from employees;</text:span></text:p>
      <text:p text:style-name="P1"><text:span text:style-name="T439">create table dep as select * from departments;</text:span></text:p>
      <text:p text:style-name="P1"><text:span text:style-name="T439">create table loc as select * from locations;</text:span></text:p>
      <text:p text:style-name="P1"><text:span text:style-name="T440">execute dbms_stats.gather_schema_stats('hr');</text:span></text:p>
      <text:p text:style-name="P1"><text:span text:style-name="T441"/></text:p>
      <text:p text:style-name="P1"><text:span text:style-name="T442">Zoptymalizuj poni</text:span><text:span text:style-name="T443">ższe zapytania:</text:span></text:p>
      <text:p text:style-name="P1"><text:span text:style-name="T444"/></text:p>
      <text:p text:style-name="P1"><text:span text:style-name="T445">select last_name, salary , (select avg(salary) from emp) from emp;</text:span></text:p>
      <text:p text:style-name="P1"><text:span text:style-name="T445">select last_name, salary , (select avg(salary) from emp where department_id=e.department_id) from emp e;</text:span></text:p>
      <text:p text:style-name="P1"><text:span text:style-name="T445">select last_name,to_char(hire_date,'yyyy') from emp order by 2 desc;</text:span></text:p>
      <text:p text:style-name="P1"><text:span text:style-name="T445">select last_name,salary,manager_Id, max(salary) over(partition by manager_id) from emp;</text:span></text:p>
      <text:p text:style-name="P1"><text:span text:style-name="T445">select city, count(*) from emp join dep using(department_id) join loc using(location_id) group by city;</text:span></text:p>
      <text:p text:style-name="P1"><text:span text:style-name="T446"/></text:p>
      <text:p text:style-name="P1"><text:span text:style-name="T447">EXPLAIN PLAN FOR</text:span></text:p>
      <text:p text:style-name="P1"><text:span text:style-name="T447">**. Sprawd</text:span><text:span text:style-name="T448">ź jakie rodzaje obciazen sa generowane dla kazdego z trzech znanych Ci algorytmow laczenia tabel - w skrocie </text:span></text:p>
      <text:p text:style-name="P1"><text:span text:style-name="T449">chcemy sie dowiedziec czym rozni sie ich dzialanie wzgledem rodzaju obciazen. Porównanie zrób osobno </text:span></text:p>
      <text:p text:style-name="P1"><text:span text:style-name="T449">dla malej tabeli (emp) oraz dla duzej tabeli (emp_big).</text:span></text:p>
      <text:p text:style-name="P1"><text:span text:style-name="T450"/></text:p>
      <text:p text:style-name="P1"><text:span text:style-name="T451">TRACING APLIKACJI</text:span></text:p>
      <text:p text:style-name="P1"><text:span text:style-name="T451">**. Korzystajac z tracingu aplikacji przeanalizuj sposob wykonywania si</text:span><text:span text:style-name="T452">ę ponizszego zapytania i zoptymalizuj je z pomoca indeksow.</text:span></text:p>
      <text:p text:style-name="P1"><text:span text:style-name="T453">select count(*) from emp_big join dep using(department_id) where department_name='IT';</text:span></text:p>
      <text:p text:style-name="P1"><text:span text:style-name="T454"/></text:p>
      <text:p text:style-name="P1"><text:span text:style-name="T455">HINTY</text:span></text:p>
      <text:p text:style-name="P1"><text:span text:style-name="T455">**. </text:span></text:p>
      <text:p text:style-name="P1"><text:span text:style-name="T455">Zadbaj o to by zapytanie:</text:span></text:p>
      <text:p text:style-name="P1"><text:span text:style-name="T455"><text:tab/>select last_name,department_name,city,country_name from employees join departments using(department_id) join locations using(location_id) join countries using(country_id);</text:span></text:p>
      <text:p text:style-name="P1"><text:span text:style-name="T456"/></text:p>
      <text:p text:style-name="P1"><text:span text:style-name="T457">mia</text:span><text:span text:style-name="T458">ło jak najwyższy koszt wykonania ;)</text:span></text:p>
      <text:p text:style-name="P1"><text:span text:style-name="T459"/></text:p>
      <text:p text:style-name="P1"><text:span text:style-name="T459"/></text:p>
      <text:p text:style-name="P1"><text:span text:style-name="T4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